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5" style:family="paragraph" style:parent-style-name="Text_20_body" style:list-style-name="L26">
      <style:paragraph-properties fo:margin-top="0cm" fo:margin-bottom="0cm" loext:contextual-spacing="false" fo:orphans="2" fo:widows="2"/>
    </style:style>
    <style:style style:name="P6" style:family="paragraph" style:parent-style-name="Text_20_body" style:list-style-name="L26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14">
      <style:paragraph-properties fo:margin-top="0cm" fo:margin-bottom="0.423cm" loext:contextual-spacing="false" fo:orphans="2" fo:widows="2"/>
    </style:style>
    <style:style style:name="P8" style:family="paragraph" style:parent-style-name="Text_20_body" style:list-style-name="L16">
      <style:paragraph-properties fo:margin-top="0cm" fo:margin-bottom="0.423cm" loext:contextual-spacing="false" fo:orphans="2" fo:widows="2"/>
    </style:style>
    <style:style style:name="P9" style:family="paragraph" style:parent-style-name="Text_20_body" style:list-style-name="L17">
      <style:paragraph-properties fo:margin-top="0cm" fo:margin-bottom="0.423cm" loext:contextual-spacing="false" fo:orphans="2" fo:widows="2"/>
    </style:style>
    <style:style style:name="P10" style:family="paragraph" style:parent-style-name="Text_20_body" style:list-style-name="L18">
      <style:paragraph-properties fo:margin-top="0cm" fo:margin-bottom="0.423cm" loext:contextual-spacing="false" fo:orphans="2" fo:widows="2"/>
    </style:style>
    <style:style style:name="P11" style:family="paragraph" style:parent-style-name="Text_20_body" style:list-style-name="L19">
      <style:paragraph-properties fo:margin-top="0cm" fo:margin-bottom="0.423cm" loext:contextual-spacing="false" fo:orphans="2" fo:widows="2"/>
    </style:style>
    <style:style style:name="P12" style:family="paragraph" style:parent-style-name="Text_20_body" style:list-style-name="L25">
      <style:paragraph-properties fo:margin-top="0cm" fo:margin-bottom="0.423cm" loext:contextual-spacing="false" fo:orphans="2" fo:widows="2"/>
    </style:style>
    <style:style style:name="P13" style:family="paragraph" style:parent-style-name="Text_20_body" style:list-style-name="L1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15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 style:list-style-name="L16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6" style:family="paragraph" style:parent-style-name="Text_20_body" style:list-style-name="L17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7" style:family="paragraph" style:parent-style-name="Text_20_body" style:list-style-name="L18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8" style:family="paragraph" style:parent-style-name="Text_20_body" style:list-style-name="L20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9" style:family="paragraph" style:parent-style-name="Text_20_body" style:list-style-name="L2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0" style:family="paragraph" style:parent-style-name="Text_20_body" style:list-style-name="L2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1" style:family="paragraph" style:parent-style-name="Text_20_body" style:list-style-name="L2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2" style:family="paragraph" style:parent-style-name="Text_20_body" style:list-style-name="L24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 style:list-style-name="L25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Using Slack in Government</text:h>
      <text:p text:style-name="P3">Government staff are responsible for checking the applications they use are secure. This guidance will help you use Slack to communicate securely with colleagues.</text:p>
      <text:h text:style-name="P1" text:outline-level="3"><text:bookmark text:name="user-content-securing-your-account"/>Securing your account</text:h>
      <text:p text:style-name="P3">Secure your Slack account by using:</text:p>
      <text:list xml:id="list7655469526012402085" text:style-name="L19">
        <text:list-item>
          <text:p text:style-name="P11"><text:span text:style-name="T1">a password made up of </text:span><text:a xlink:type="simple" xlink:href="https://www.ncsc.gov.uk/blog-post/three-random-words-or-thinkrandom-0" text:style-name="Internet_20_link" text:visited-style-name="Visited_20_Internet_20_Link"><text:span text:style-name="T2">3 random words</text:span></text:a></text:p>
        </text:list-item>
        <text:list-item>
          <text:p text:style-name="P11"><text:a xlink:type="simple" xlink:href="https://get.slack.help/hc/en-us/articles/204509068-Set-up-two-factor-authentication" text:style-name="Internet_20_link" text:visited-style-name="Visited_20_Internet_20_Link"><text:span text:style-name="T2">two-factor authentication</text:span></text:a></text:p>
        </text:list-item>
        <text:list-item>
          <text:p text:style-name="P11"><text:span text:style-name="T1">a secure (HTTPS) connection and a </text:span><text:a xlink:type="simple" xlink:href="https://whatbrowser.org/" text:style-name="Internet_20_link" text:visited-style-name="Visited_20_Internet_20_Link"><text:span text:style-name="T2">modern browser</text:span></text:a><text:span text:style-name="T1"> or a </text:span><text:a xlink:type="simple" xlink:href="https://slack.com/downloads/" text:style-name="Internet_20_link" text:visited-style-name="Visited_20_Internet_20_Link"><text:span text:style-name="T2">Slack client app</text:span></text:a></text:p>
        </text:list-item>
      </text:list>
      <text:p text:style-name="P3">Tell your Slack administrator if you :</text:p>
      <text:list xml:id="list2112306598627525073" text:style-name="L18">
        <text:list-item>
          <text:p text:style-name="P17">think someone may have accessed your account</text:p>
        </text:list-item>
        <text:list-item>
          <text:p text:style-name="P10"><text:span text:style-name="T1">lose a device that can access your Slack account (you should also </text:span><text:a xlink:type="simple" xlink:href="https://www.bettercloud.com/monitor/the-academy/how-to-sign-out-of-slack-on-all-devices-at-once/" text:style-name="Internet_20_link" text:visited-style-name="Visited_20_Internet_20_Link"><text:span text:style-name="T2">sign yourself out of all channel sessions</text:span></text:a><text:span text:style-name="T1">)</text:span></text:p>
        </text:list-item>
      </text:list>
      <text:h text:style-name="P1" text:outline-level="3"><text:bookmark text:name="user-content-protecting-your-data"/>Protecting your data</text:h>
      <text:p text:style-name="P3">To protect your data when using Slack, make sure you:</text:p>
      <text:list xml:id="list8481300875796936282" text:style-name="L17">
        <text:list-item>
          <text:p text:style-name="P9"><text:span text:style-name="T1">don't use Slack to store </text:span><text:a xlink:type="simple" xlink:href="https://ico.org.uk/for-organisations/guide-to-data-protection/key-definitions/" text:style-name="Internet_20_link" text:visited-style-name="Visited_20_Internet_20_Link"><text:span text:style-name="T2">sensitive, personal</text:span></text:a><text:span text:style-name="T1">, or other high value data (like commercial or financial information) that could cause harm or embarrassment if lost or exposed</text:span></text:p>
        </text:list-item>
        <text:list-item>
          <text:p text:style-name="P9"><text:span text:style-name="T1">create and use </text:span><text:a xlink:type="simple" xlink:href="https://get.slack.help/hc/en-us/articles/201925108-About-channels-and-direct-messages" text:style-name="Internet_20_link" text:visited-style-name="Visited_20_Internet_20_Link"><text:span text:style-name="T2">private channels or direct messages</text:span></text:a><text:span text:style-name="T1"> when you need to control access</text:span></text:p>
        </text:list-item>
        <text:list-item>
          <text:p text:style-name="P16">restrict your Slack account to your organisation if appropriate</text:p>
        </text:list-item>
      </text:list>
      <text:p text:style-name="P3">When using Slack, you should also be aware that content, including older messages you can no longer see, can be:</text:p>
      <text:list xml:id="list6976816037686450916" text:style-name="L16">
        <text:list-item>
          <text:p text:style-name="P8"><text:span text:style-name="T1">disclosed publicly under the </text:span><text:a xlink:type="simple" xlink:href="https://ico.org.uk/for-organisations/guide-to-freedom-of-information/what-is-the-foi-act/" text:style-name="Internet_20_link" text:visited-style-name="Visited_20_Internet_20_Link"><text:span text:style-name="T2">Freedom of Information Act</text:span></text:a></text:p>
        </text:list-item>
        <text:list-item>
          <text:p text:style-name="P8"><text:a xlink:type="simple" xlink:href="https://get.slack.help/hc/en-us/articles/204897248-Guide-to-Slack-data-exports" text:style-name="Internet_20_link" text:visited-style-name="Visited_20_Internet_20_Link"><text:span text:style-name="T2">exported and viewed by administrators</text:span></text:a><text:span text:style-name="T1"> in paid Slack accounts, including direct messages and private channels</text:span></text:p>
        </text:list-item>
        <text:list-item>
          <text:p text:style-name="P15"><text:soft-page-break/>exported and viewed by administrators in free Slack accounts, except for direct messages and private channels</text:p>
        </text:list-item>
        <text:list-item>
          <text:p text:style-name="P8"><text:a xlink:type="simple" xlink:href="https://slack.com/user-data-request-policy" text:style-name="Internet_20_link" text:visited-style-name="Visited_20_Internet_20_Link"><text:span text:style-name="T2">subject to legal requests to shared data</text:span></text:a><text:span text:style-name="T1"> by courts, government agencies, or parties involved in litigation in the US</text:span></text:p>
        </text:list-item>
      </text:list>
      <text:p text:style-name="P3">As any Slack content can be subject to the Freedom of Information Act you should:</text:p>
      <text:list xml:id="list94374023623409884" text:style-name="L15">
        <text:list-item>
          <text:p text:style-name="P14">communicate as you would in internal email</text:p>
        </text:list-item>
        <text:list-item>
          <text:p text:style-name="P14">choose good channel names</text:p>
        </text:list-item>
      </text:list>
      <text:p text:style-name="P3">Using Slack for social or personal use must:</text:p>
      <text:list xml:id="list1575814299707214883" text:style-name="L14">
        <text:list-item>
          <text:p text:style-name="P13">not create exposure to legal liability or embarrassment</text:p>
        </text:list-item>
        <text:list-item>
          <text:p text:style-name="P13">not affect your performance or disrupt others</text:p>
        </text:list-item>
        <text:list-item>
          <text:p text:style-name="P7"><text:span text:style-name="T1">follow the </text:span><text:a xlink:type="simple" xlink:href="https://www.gov.uk/government/publications/civil-service-code/the-civil-service-code" text:style-name="Internet_20_link" text:visited-style-name="Visited_20_Internet_20_Link"><text:span text:style-name="T2">Civil Service Code</text:span></text:a></text:p>
        </text:list-item>
      </text:list>
      <text:p text:style-name="P4"><text:span text:style-name="T1">Slack have signed up to the </text:span><text:a xlink:type="simple" xlink:href="https://govuk.slack.com/privacy-shield-notice" text:style-name="Internet_20_link" text:visited-style-name="Visited_20_Internet_20_Link"><text:span text:style-name="T2">EU-US Privacy Shield</text:span></text:a><text:span text:style-name="T1"> which requires them to follow European data protection requirements for personal data for their European customers. </text:span><text:a xlink:type="simple" xlink:href="https://slack.com/privacy-policy" text:style-name="Internet_20_link" text:visited-style-name="Visited_20_Internet_20_Link"><text:span text:style-name="T2">You own the data</text:span></text:a><text:span text:style-name="T1"> you put in Slack, and their technical security is similar to other popular public cloud services.</text:span></text:p>
      <text:p text:style-name="P3">Your Slack team name is visible to anyone that knows your team's Slack URL, even if they're unable to sign in.</text:p>
      <text:h text:style-name="P1" text:outline-level="3"><text:bookmark text:name="user-content-managing-information"/>Managing information</text:h>
      <text:p text:style-name="P4"><text:span text:style-name="T1">Sometimes you may need to refer back to information shared in Slack channels. As a civil servant you must </text:span><text:a xlink:type="simple" xlink:href="https://www.gov.uk/government/publications/civil-service-code/the-civil-service-code" text:style-name="Internet_20_link" text:visited-style-name="Visited_20_Internet_20_Link"><text:span text:style-name="T2">keep accurate records</text:span></text:a><text:span text:style-name="T1"> of work. Make sure you don’t lose content by:</text:span></text:p>
      <text:list xml:id="list1255224894270954898" text:style-name="L20">
        <text:list-item>
          <text:p text:style-name="P18">creating a permanent record of shared information at regular intervals or at the end of a piece of work</text:p>
        </text:list-item>
        <text:list-item>
          <text:p text:style-name="P18">using your document storage or email service to capture important discussions or decisions (name the data so it can be found later)</text:p>
        </text:list-item>
      </text:list>
      <text:p text:style-name="P3">You can export data from Slack by:</text:p>
      <text:list xml:id="list696620406750181072" text:style-name="L21">
        <text:list-item>
          <text:p text:style-name="P19">copying and pasting the text (while noting the date)</text:p>
        </text:list-item>
        <text:list-item>
          <text:p text:style-name="P19"><text:soft-page-break/>taking a screenshot</text:p>
        </text:list-item>
        <text:list-item>
          <text:p text:style-name="P19">asking your administrator for an export</text:p>
        </text:list-item>
      </text:list>
      <text:p text:style-name="P3">Limit channels to:</text:p>
      <text:list xml:id="list8705200048764205383" text:style-name="L22">
        <text:list-item>
          <text:p text:style-name="P20">work and discussion</text:p>
        </text:list-item>
        <text:list-item>
          <text:p text:style-name="P20">networks and clubs</text:p>
        </text:list-item>
        <text:list-item>
          <text:p text:style-name="P20">noticeboards</text:p>
        </text:list-item>
      </text:list>
      <text:p text:style-name="P3">Name channels clearly with the team, community, product, network, club, or group so it is obvious what is being discussed. Avoid creating channels without an obvious work or community purpose.</text:p>
      <text:h text:style-name="P1" text:outline-level="3"><text:bookmark text:name="user-content-getting-started"/>Getting started</text:h>
      <text:p text:style-name="P3">Ensure your account looks official and similar to other government Slack accounts by:</text:p>
      <text:list xml:id="list8822415071110901752" text:style-name="L23">
        <text:list-item>
          <text:p text:style-name="P21">setting your username to first_last_organisation (for example alex_black_moj)</text:p>
        </text:list-item>
        <text:list-item>
          <text:p text:style-name="P21">use a recognisable profile photo</text:p>
        </text:list-item>
        <text:list-item>
          <text:p text:style-name="P21">add your role to the 'What I do' section</text:p>
        </text:list-item>
      </text:list>
      <text:p text:style-name="P3">You don't have to share your phone number or Skype account if you don't want to.</text:p>
      <text:p text:style-name="P4"><text:span text:style-name="T1">You can alert others to content you have shared on Slack by typing @channel, @here, or @everyone. This can trigger notifications on their computer or phone. You can read the Slack guidance on ‘</text:span><text:a xlink:type="simple" xlink:href="https://get.slack.help/hc/en-us/articles/202009646-Make-an-announcement" text:style-name="Internet_20_link" text:visited-style-name="Visited_20_Internet_20_Link"><text:span text:style-name="T2">Making an announcement</text:span></text:a><text:span text:style-name="T1">’ to understand how these alerts working the meaning of these alerts.</text:span></text:p>
      <text:p text:style-name="P3">You should avoid disruption to others when using these alerts by:</text:p>
      <text:list xml:id="list1526979899015567010" text:style-name="L24">
        <text:list-item>
          <text:p text:style-name="P22">only using the #announcement channel for things that are urgent, important and affect a lot of people</text:p>
        </text:list-item>
        <text:list-item>
          <text:p text:style-name="P22">avoiding use of @channel; @here and @everyone in #announcements</text:p>
        </text:list-item>
        <text:list-item>
          <text:p text:style-name="P22">using @here over @channel or @everyone unless you need to</text:p>
        </text:list-item>
      </text:list>
      <text:h text:style-name="P1" text:outline-level="3"><text:bookmark text:name="user-content-getting-help"/><text:soft-page-break/>Getting help</text:h>
      <text:p text:style-name="P3">For help using Slack, you can:</text:p>
      <text:list xml:id="list4455519421610823537" text:style-name="L25">
        <text:list-item>
          <text:p text:style-name="P12"><text:span text:style-name="T1">access the </text:span><text:a xlink:type="simple" xlink:href="https://get.slack.help/hc/en-us" text:style-name="Internet_20_link" text:visited-style-name="Visited_20_Internet_20_Link"><text:span text:style-name="T2">Slack help centre</text:span></text:a><text:span text:style-name="T1"> for guides and videos</text:span></text:p>
        </text:list-item>
        <text:list-item>
          <text:p text:style-name="P23">find your team owners or administrators (by looking in your account settings under Team Settings)</text:p>
        </text:list-item>
      </text:list>
      <text:p text:style-name="P4"><text:span text:style-name="T1">Slack also have a live </text:span><text:a xlink:type="simple" xlink:href="https://status.slack.com/" text:style-name="Internet_20_link" text:visited-style-name="Visited_20_Internet_20_Link"><text:span text:style-name="T2">status page</text:span></text:a><text:span text:style-name="T1">.</text:span></text:p>
      <text:p text:style-name="P3">You may also access further support from:</text:p>
      <text:list xml:id="list5455579671974551516" text:style-name="L26">
        <text:list-item>
          <text:p text:style-name="P5"><text:span text:style-name="T1">a service level agreement if you have a </text:span><text:a xlink:type="simple" xlink:href="https://slack.com/pricing" text:style-name="Internet_20_link" text:visited-style-name="Visited_20_Internet_20_Link"><text:span text:style-name="T2">paid Slack account</text:span></text:a></text:p>
        </text:list-item>
        <text:list-item>
          <text:p text:style-name="P6">your internal IT team (if you have agreed a support arrangement with them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7:44:30.068000000</meta:creation-date>
    <dc:date>2017-08-10T17:45:57.806000000</dc:date>
    <meta:editing-duration>PT1M28S</meta:editing-duration>
    <meta:editing-cycles>1</meta:editing-cycles>
    <meta:document-statistic meta:table-count="0" meta:image-count="0" meta:object-count="0" meta:page-count="4" meta:paragraph-count="61" meta:word-count="745" meta:character-count="4324" meta:non-whitespace-character-count="3675"/>
    <meta:generator>LibreOffice/5.2.7.2$Windows_x86 LibreOffice_project/2b7f1e640c46ceb28adf43ee075a6e8b8439ed10</meta:generator>
  </office:meta>
</office:document-meta>
</file>